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24f" officeooo:paragraph-rsid="0006b24f"/>
    </style:style>
    <style:style style:name="P2" style:family="paragraph" style:parent-style-name="Standard">
      <style:text-properties officeooo:paragraph-rsid="0006b24f"/>
    </style:style>
    <style:style style:name="P3" style:family="paragraph" style:parent-style-name="Standard">
      <style:text-properties fo:color="#696969" fo:font-style="italic" officeooo:paragraph-rsid="0006b24f" style:font-style-asian="italic" style:font-style-complex="italic"/>
    </style:style>
    <style:style style:name="P4" style:family="paragraph" style:parent-style-name="Standard">
      <style:text-properties fo:color="#696969" fo:font-style="italic" officeooo:rsid="000a02d1" officeooo:paragraph-rsid="0006b24f" style:font-style-asian="italic" style:font-style-complex="italic"/>
    </style:style>
    <style:style style:name="P5" style:family="paragraph" style:parent-style-name="Standard">
      <style:text-properties officeooo:rsid="0008d40f" officeooo:paragraph-rsid="0006b24f"/>
    </style:style>
    <style:style style:name="P6" style:family="paragraph" style:parent-style-name="Standard">
      <style:text-properties officeooo:rsid="000d2b26" officeooo:paragraph-rsid="000d2b26"/>
    </style:style>
    <style:style style:name="P7" style:family="paragraph" style:parent-style-name="Standard">
      <style:text-properties officeooo:rsid="0006b24f" officeooo:paragraph-rsid="0006b24f"/>
    </style:style>
    <style:style style:name="P8" style:family="paragraph" style:parent-style-name="Standard">
      <style:text-properties officeooo:rsid="000d9b8b" officeooo:paragraph-rsid="000d9b8b"/>
    </style:style>
    <style:style style:name="P9" style:family="paragraph" style:parent-style-name="Standard">
      <style:text-properties fo:color="#000000" officeooo:rsid="000d9b8b" officeooo:paragraph-rsid="000d9b8b"/>
    </style:style>
    <style:style style:name="T1" style:family="text">
      <style:text-properties officeooo:rsid="0006b24f"/>
    </style:style>
    <style:style style:name="T2" style:family="text">
      <style:text-properties officeooo:rsid="0008d40f"/>
    </style:style>
    <style:style style:name="T3" style:family="text">
      <style:text-properties fo:color="#696969" fo:font-style="italic" style:font-style-asian="italic" style:font-style-complex="italic"/>
    </style:style>
    <style:style style:name="T4" style:family="text">
      <style:text-properties fo:color="#696969" fo:font-style="italic" officeooo:rsid="0008d40f" style:font-style-asian="italic" style:font-style-complex="italic"/>
    </style:style>
    <style:style style:name="T5" style:family="text">
      <style:text-properties fo:color="#696969" fo:font-style="italic" officeooo:rsid="000a02d1" style:font-style-asian="italic" style:font-style-complex="italic"/>
    </style:style>
    <style:style style:name="T6" style:family="text">
      <style:text-properties fo:color="#696969" officeooo:rsid="0008d40f"/>
    </style:style>
    <style:style style:name="T7" style:family="text">
      <style:text-properties fo:color="#696969" fo:font-style="normal" style:font-style-asian="normal" style:font-style-complex="normal"/>
    </style:style>
    <style:style style:name="T8" style:family="text">
      <style:text-properties officeooo:rsid="000a02d1"/>
    </style:style>
    <style:style style:name="T9" style:family="text">
      <style:text-properties officeooo:rsid="000d2b2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a9a9a9" fo:font-style="italic" style:font-style-asian="italic" style:font-style-complex="italic"/>
    </style:style>
    <style:style style:name="T13" style:family="text">
      <style:text-properties fo:color="#808080" fo:font-style="italic" style:font-style-asian="italic" style:font-style-complex="italic"/>
    </style:style>
    <style:style style:name="T14" style:family="text">
      <style:text-properties fo:color="#000000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cours :</text:p>
      <text:p text:style-name="P1"/>
      <text:p text:style-name="P2"><text:span text:style-name="T1"><text:s/></text:span><text:s/></text:p>
      <text:p text:style-name="P6">2019 <text:s/>shooting photos « Luminescent » pour Yvette Tang ( parution dans Nakid magazine <text:s text:c="2"/><text:a xlink:type="simple" xlink:href="https://nakid.online/2020/01/07/luminescent-by-photographer-yvette-tang-nsfw-exclusive-editorial/" text:style-name="Internet_20_link" text:visited-style-name="Visited_20_Internet_20_Link">https://nakid.online/2020/01/07/luminescent-by-photographer-yvette-tang-nsfw-exclusive-editorial/</text:a> <text:s/>et lucy’s magazine)</text:p>
      <text:p text:style-name="P2"/>
      <text:p text:style-name="P2"><text:span text:style-name="T8">2019</text:span> <text:s text:c="2"/>IMATS Lond<text:span text:style-name="T8">on : </text:span>Démo d<text:span text:style-name="T9">e</text:span> maquillage S<text:span text:style-name="T8">FX</text:span> au stand KRYOLAN </text:p>
      <text:p text:style-name="P2"/>
      <text:p text:style-name="P2"/>
      <text:p text:style-name="P2"><text:span text:style-name="T2">2018 <text:s/>stage</text:span> Makeup <text:span text:style-name="T2">SFX, </text:span><text:span text:style-name="T6">studio KFX</text:span></text:p>
      <text:p text:style-name="P2">Tirage multi-prothèses en silicone par pressage et par injection</text:p>
      <text:p text:style-name="P2">Participation au moulage <text:span text:style-name="T9">en plusieurs partie en plâtre </text:span>d'une sculpture de Sumo pour le musée Grévin</text:p>
      <text:p text:style-name="P2"/>
      <text:p text:style-name="P2"/>
      <text:p text:style-name="P2"><text:span text:style-name="T2">2018 <text:s/>stage</text:span> Makeup <text:span text:style-name="T2">SFX</text:span> <text:span text:style-name="T4">ATELIER 69</text:span></text:p>
      <text:p text:style-name="P2">Participation à la réalisation de prothèses en silicone et prothèses transfert pour les</text:p>
      <text:p text:style-name="P2">maquillages du film " Benedetta" de Paul Verhoeven <text:span text:style-name="T9">( sortie dans les salles en MAI 2020)</text:span></text:p>
      <text:p text:style-name="P2"/>
      <text:p text:style-name="P2"/>
      <text:p text:style-name="P2">D<text:span text:style-name="T8">epuis 2017 : </text:span><text:s/><text:span text:style-name="T9">Conseillère vente- maquilleuse professionnelle</text:span> <text:span text:style-name="T3">KRYOLAN CITY PARIS</text:span></text:p>
      <text:p text:style-name="P3"/>
      <text:p text:style-name="P2"/>
      <text:p text:style-name="P2"><text:span text:style-name="T2">2017 S</text:span>culpture Junkrat pour Blizzart <text:span text:style-name="T4">ATELIER FX DECO</text:span><text:span text:style-name="T2"> </text:span></text:p>
      <text:p text:style-name="P2">Aide à la fabrication de la figurine Junkrat taille humaine tiré d'OverWatch pour la</text:p>
      <text:p text:style-name="P2">Game's Con à Cologne pour Blizzard</text:p>
      <text:p text:style-name="P2"/>
      <text:p text:style-name="P2"/>
      <text:p text:style-name="P2"><text:span text:style-name="T8">2017 (maquillage mains pour </text:span>publicité<text:span text:style-name="T9">)</text:span> des dressings SCHMIDT, <text:s/><text:span text:style-name="T3">S</text:span><text:span text:style-name="T5">LEAK</text:span></text:p>
      <text:p text:style-name="P4"/>
      <text:p text:style-name="P2"/>
      <text:p text:style-name="P5">2017 IMATS London BATTLE OF THE BRUSHES <text:s/>Finalist</text:p>
      <text:p text:style-name="P5"><text:a xlink:type="simple" xlink:href="https://imats.net/2017-london/gallery/" text:style-name="Internet_20_link" text:visited-style-name="Visited_20_Internet_20_Link">https://imats.net/2017-london/gallery/</text:a> </text:p>
      <text:p text:style-name="P2"/>
      <text:p text:style-name="P2"/>
      <text:p text:style-name="P1"><text:span text:style-name="T2">2016 Long métrage " Tu t'occuperas des Chiens " association </text:span><text:span text:style-name="T3">LES FILMS DU GRAND TETRAS</text:span></text:p>
      <text:p text:style-name="P1"><text:span text:style-name="T3"/></text:p>
      <text:p text:style-name="P8"><text:span text:style-name="T14"/></text:p>
      <text:p text:style-name="P8"><text:span text:style-name="T14">2016 : Certificat maquillade d’effet spéciaux</text:span><text:span text:style-name="T3">, ECOLE METAMORPHOSES STRASBOURG</text:span></text:p>
      <text:p text:style-name="P8"><text:span text:style-name="T3"/></text:p>
      <text:p text:style-name="P9"><text:span text:style-name="T11"/></text:p>
      <text:p text:style-name="P9"><text:span text:style-name="T11">2015</text:span><text:span text:style-name="T10"> : </text:span><text:span text:style-name="T11">Certificat maquillage professionnel</text:span><text:span text:style-name="T10">, </text:span><text:span text:style-name="T13">ECOLE METAMORPHOSES STRASBOURG</text:span></text:p>
      <text:p text:style-name="P8"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1:14:16.402000000</meta:creation-date>
    <dc:date>2020-04-02T18:39:33.705000000</dc:date>
    <meta:editing-duration>PT13M5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0" meta:word-count="185" meta:character-count="1328" meta:non-whitespace-character-count="1146"/>
  </office:meta>
</office:document-meta>
</file>